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B800000070E8186428.jpg" manifest:media-type=""/>
  <manifest:file-entry manifest:full-path="Pictures/100000000000018700000061FAE4610B.jpg" manifest:media-type=""/>
  <manifest:file-entry manifest:full-path="Pictures/1000000000000425000000924F85EBB0.jp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urier New" svg:font-family="'Courier New'" style:font-family-generic="modern"/>
    <style:font-face style:name="Droid Sans Fallback1" svg:font-family="'Droid Sans Fallback'" style:font-pitch="variable"/>
    <style:font-face style:name="Lohit Hindi2" svg:font-family="'Lohit Hindi'" style:font-pitch="variable"/>
    <style:font-face style:name="Bookman Old Style" svg:font-family="'Bookman Old Sty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Header">
      <style:text-properties style:font-name-asian="Bookman Old Style" style:font-name-complex="Bookman Old Style"/>
    </style:style>
    <style:style style:name="P2" style:family="paragraph" style:parent-style-name="Footer">
      <style:paragraph-properties fo:text-align="center" style:justify-single-word="false"/>
      <style:text-properties fo:color="#808080" style:font-name="Arial" fo:font-size="9pt" style:font-size-asian="9pt" style:font-name-complex="Arial" style:font-size-complex="9pt"/>
    </style:style>
    <style:style style:name="P3" style:family="paragraph" style:parent-style-name="Footer">
      <style:paragraph-properties fo:text-align="center" style:justify-single-word="false"/>
      <style:text-properties fo:color="#808080" style:font-name="Arial" fo:font-size="9pt" fo:language="en" fo:country="US" style:font-size-asian="9pt" style:font-name-complex="Arial" style:font-size-complex="9pt"/>
    </style:style>
    <style:style style:name="P4" style:family="paragraph" style:parent-style-name="Footer">
      <style:paragraph-properties fo:text-align="center" style:justify-single-word="false"/>
      <style:text-properties fo:color="#808080" fo:language="en" fo:country="US"/>
    </style:style>
    <style:style style:name="P5" style:family="paragraph" style:parent-style-name="Standard">
      <style:text-properties fo:font-weight="bold" style:font-weight-asian="bold"/>
    </style:style>
    <style:style style:name="P6" style:family="paragraph" style:parent-style-name="Standard">
      <style:paragraph-properties fo:text-align="center" style:justify-single-word="false"/>
      <style:text-properties fo:font-weight="bold" style:font-weight-asian="bold"/>
    </style:style>
    <style:style style:name="P7" style:family="paragraph" style:parent-style-name="Standard">
      <style:paragraph-properties>
        <style:tab-stops>
          <style:tab-stop style:position="7.303cm"/>
        </style:tab-stops>
      </style:paragraph-properties>
      <style:text-properties fo:font-weight="bold" style:font-weight-asian="bold"/>
    </style:style>
    <style:style style:name="P8" style:family="paragraph" style:parent-style-name="Standard">
      <style:paragraph-properties>
        <style:tab-stops>
          <style:tab-stop style:position="7.303cm"/>
        </style:tab-stops>
      </style:paragraph-properties>
    </style:style>
    <style:style style:name="P9" style:family="paragraph" style:parent-style-name="Standard">
      <style:paragraph-properties>
        <style:tab-stops>
          <style:tab-stop style:position="7.303cm"/>
        </style:tab-stops>
      </style:paragraph-properties>
      <style:text-properties fo:font-size="10pt" style:font-size-asian="10pt"/>
    </style:style>
    <style:style style:name="P10" style:family="paragraph" style:parent-style-name="Standard">
      <style:paragraph-properties>
        <style:tab-stops>
          <style:tab-stop style:position="7.303cm"/>
        </style:tab-stops>
      </style:paragraph-properties>
      <style:text-properties fo:font-size="10pt" fo:font-weight="bold" style:font-size-asian="10pt" style:font-weight-asian="bold"/>
    </style:style>
    <style:style style:name="P11" style:family="paragraph" style:parent-style-name="Standard">
      <style:paragraph-properties fo:background-color="#ffffff">
        <style:background-image/>
      </style:paragraph-properties>
    </style:style>
    <style:style style:name="P12" style:family="paragraph" style:parent-style-name="Standard">
      <style:paragraph-properties fo:margin-top="0cm" fo:margin-bottom="0cm" style:contextual-spacing="false" fo:line-height="100%">
        <style:tab-stops>
          <style:tab-stop style:position="7.303cm"/>
        </style:tab-stops>
      </style:paragraph-properties>
    </style:style>
    <style:style style:name="P13" style:family="paragraph" style:parent-style-name="Standard">
      <style:paragraph-properties fo:margin-top="0cm" fo:margin-bottom="0cm" style:contextual-spacing="false" fo:line-height="100%" fo:background-color="#ffffff">
        <style:background-image/>
      </style:paragraph-properties>
      <style:text-properties fo:color="#333333" style:language-asian="pt" style:country-asian="BR"/>
    </style:style>
    <style:style style:name="P14" style:family="paragraph" style:parent-style-name="Standard" style:master-page-name="Standard">
      <style:paragraph-properties fo:text-align="center" style:justify-single-word="false" style:page-number="auto"/>
      <style:text-properties fo:font-weight="bold" style:font-weight-asian="bold"/>
    </style:style>
    <style:style style:name="P15" style:family="paragraph" style:parent-style-name="Standard">
      <style:paragraph-properties>
        <style:tab-stops>
          <style:tab-stop style:position="7.303cm"/>
        </style:tab-stops>
      </style:paragraph-properties>
      <style:text-properties officeooo:paragraph-rsid="001e3e71"/>
    </style:style>
    <style:style style:name="P16" style:family="paragraph" style:parent-style-name="Heading_20_5"/>
    <style:style style:name="T1" style:family="text">
      <style:text-properties fo:language="zxx" fo:country="none" style:language-asian="zxx" style:country-asian="none"/>
    </style:style>
    <style:style style:name="T2" style:family="text">
      <style:text-properties style:font-name-asian="Bookman Old Style" style:font-name-complex="Bookman Old Style"/>
    </style:style>
    <style:style style:name="T3" style:family="text">
      <style:text-properties style:font-name-asian="Tahoma"/>
    </style:style>
    <style:style style:name="T4" style:family="text">
      <style:text-properties fo:color="#e36c0a"/>
    </style:style>
    <style:style style:name="T5" style:family="text">
      <style:text-properties fo:font-weight="bold" style:font-weight-asian="bold"/>
    </style:style>
    <style:style style:name="T6" style:family="text">
      <style:text-properties fo:font-weight="bold" style:font-weight-asian="bold" style:font-weight-complex="bold"/>
    </style:style>
    <style:style style:name="T7" style:family="text">
      <style:text-properties fo:color="#333333" fo:background-color="#ffffff"/>
    </style:style>
    <style:style style:name="T8" style:family="text">
      <style:text-properties fo:color="#333333" fo:font-weight="bold" fo:background-color="#ffffff" style:font-weight-asian="bold"/>
    </style:style>
    <style:style style:name="T9" style:family="text">
      <style:text-properties fo:color="#333333" style:font-name="Verdana" fo:font-size="8.5pt" fo:background-color="#ffffff" style:font-size-asian="8.5pt" style:font-name-complex="Verdana" style:font-size-complex="8.5pt"/>
    </style:style>
    <style:style style:name="T10" style:family="text">
      <style:text-properties fo:color="#333333" style:font-name="Verdana" fo:font-size="8.5pt" fo:font-weight="bold" fo:background-color="#ffffff" style:font-size-asian="8.5pt" style:font-weight-asian="bold" style:font-name-complex="Verdana" style:font-size-complex="8.5pt" style:font-weight-complex="bold"/>
    </style:style>
    <style:style style:name="T11" style:family="text">
      <style:text-properties fo:color="#333333" style:font-name-asian="Times New Roman" style:language-asian="pt" style:country-asian="BR"/>
    </style:style>
    <style:style style:name="T12" style:family="text">
      <style:text-properties fo:font-size="10pt" fo:font-weight="bold" style:font-size-asian="10pt" style:font-weight-asian="bold"/>
    </style:style>
    <style:style style:name="T13" style:family="text">
      <style:text-properties officeooo:rsid="001dd9ee"/>
    </style:style>
    <style:style style:name="T14" style:family="text">
      <style:text-properties officeooo:rsid="001e3e71"/>
    </style:style>
    <style:style style:name="fr1" style:family="graphic" style:parent-style-name="Graphics">
      <style:graphic-properties fo:margin-left="0cm" fo:margin-right="0cm" style:vertical-pos="top" style:vertical-rel="baseline" fo:background-color="#ffffff" style:background-transparency="100%" fo:padding-left="0.256cm" fo:padding-right="0.256cm" fo:padding-top="0.129cm" fo:padding-bottom="0.129cm" fo:border="none" style:mirror="none" fo:clip="rect(0cm, 0cm, 0cm, 0cm)" draw:luminance="0%" draw:contrast="0%" draw:red="0%" draw:green="0%" draw:blue="0%" draw:gamma="100%" draw:color-inversion="false" draw:image-opacity="100%" draw:color-mode="standard">
        <style:background-image/>
      </style:graphic-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
      <text:p text:style-name="P6">CONTRATO DE PRESTAÇÃO DE SERVIÇOS DE TRANPORTE /MUNDAÇAO [OS_NUMERO]/[OS_ANO]</text:p>
      <text:p text:style-name="P5">CONTRATANTE<text:tab/></text:p>
      <text:p text:style-name="Standard"><text:span text:style-name="T5">NOME:</text:span> [CLIENT_NOME]<text:span text:style-name="T7">.</text:span></text:p>
      <text:p text:style-name="Standard"><text:span text:style-name="T5">CPF/CNPJ:</text:span> <text:span text:style-name="T7">[CPF_CNPJ]</text:span></text:p>
      <text:p text:style-name="Standard"><text:span text:style-name="T5">RG/IE:</text:span> <text:span text:style-name="T7">[DOC_RG]</text:span></text:p>
      <text:p text:style-name="P5">CONTRATADA:</text:p>
      <text:p text:style-name="P5">SERVMASTER TRANSPORTADORA LTDA, INSCRITA NO CNPJ nº 08.384.995/0001-43</text:p>
      <text:p text:style-name="Standard">As partes acima identificadas têm, entre si, justa E ACORDADO ESTE Contrato de Prestação de Serviços de Transporte/mudança, em conformidade com as cláusulas seguintes e pelas condições descritas no presente.</text:p>
      <text:p text:style-name="P5">CLÁUSULAS 1ª – DO OBJETO</text:p>
      <text:p text:style-name="Standard">O presente contrato constitui a Prestação de Serviços de Transporte/mudança para a CONTRANTE, conforme segue:</text:p>
      <text:p text:style-name="P5">SISTEMA DE MUDANÇA <text:span text:style-name="T13">[TIPO_MUDANCA]</text:span> : <text:span text:style-name="T13">([TRECHO]</text:span>)</text:p>
      <text:p text:style-name="Standard">Data da <text:span text:style-name="T13">coleta</text:span>: <text:span text:style-name="T6">[DATA_PREVISTA]</text:span> Contatos: <text:span text:style-name="T8">[TELEFONE_CONTATOS]</text:span></text:p>
      <text:p text:style-name="Standard"><text:span text:style-name="T6">Local de</text:span> <text:span text:style-name="T5">retirada</text:span>:<text:span text:style-name="T9"> [ENDERECO_ORIGEM]</text:span></text:p>
      <text:p text:style-name="Standard"><text:span text:style-name="T10">Ponto de ref</text:span><text:span text:style-name="T9">.: [COMPLEMENTO_ORIGEM]</text:span></text:p>
      <text:p text:style-name="Standard"><text:span text:style-name="T10">Bairro</text:span><text:span text:style-name="T9">: [BAIRRO_ORIGEM]</text:span></text:p>
      <text:p text:style-name="Standard"><text:span text:style-name="T10">Cidade</text:span><text:span text:style-name="T9">: [CIDADE_ORIGEM] / [ESTADO_ORIGEM] – </text:span><text:span text:style-name="T10">CEP</text:span><text:span text:style-name="T9">: [CEP_ORIGEM]</text:span></text:p>
      <text:p text:style-name="Standard"/>
      <text:p text:style-name="Standard"><text:span text:style-name="T6">Local de entrega</text:span>:<text:span text:style-name="T9"> [ENDERECO_DESTINO]</text:span></text:p>
      <text:p text:style-name="Standard"><text:span text:style-name="T10">Ponto de ref</text:span><text:span text:style-name="T9">.: [COMPLEMENTO_DESTINO]</text:span></text:p>
      <text:p text:style-name="Standard"><text:span text:style-name="T10">Bairro</text:span><text:span text:style-name="T9">: [BAIRRO_DESTINO]</text:span></text:p>
      <text:p text:style-name="Standard"><text:span text:style-name="T10">Cidade</text:span><text:span text:style-name="T9">: [CIDADE_DESTINO] / [ESTADO_DESTINO] – </text:span><text:span text:style-name="T10">CEP</text:span><text:span text:style-name="T9">: [CEP_DESTINO]</text:span></text:p>
      <text:p text:style-name="P11"><text:span text:style-name="T6">Contato</text:span>: <text:span text:style-name="T11">[CONTATO_DESTINO]</text:span></text:p>
      <text:p text:style-name="P13"/>
      <text:p text:style-name="Standard">Compete à <text:span text:style-name="T5">CONTRATADA </text:span>proceder ao transporte/mudança, devendo apanhá-lo no local indicado pela <text:span text:style-name="T5">CONTRATANTE </text:span>e entregá-lo no destino.</text:p>
      <text:p text:style-name="P5">CLÁUSULA 2ª – DO VALOR</text:p>
      <text:p text:style-name="Standard">Pela presente, o <text:span text:style-name="T5">CONTRATANTE </text:span><text:s/>pagará a importância ajustada de <text:span text:style-name="T6">[VALOR_SERVICO]</text:span> referente ao transporte /mudança RESIDENCIAL INTERESTADUAL NO SISTEMA DE APROVEITAMENTO . APÓS A COLETA <text:s/>PRAZO DE ENTREGA E DE <text:span text:style-name="T13">[DIAS]</text:span> DIAS ÚTEIS, <text:span text:style-name="T13">data limite [DATA_LIMITE].</text:span></text:p>
      <text:p text:style-name="Standard"><text:span text:style-name="T5">OBS:</text:span> O valor do transporte dar-se á por cada viagem. Caso haja algo a incluir que não esteja no orçado nesse contrato, será necessário fazer outro contrato em complemento a esse.</text:p>
      <text:p text:style-name="P7"/>
      <text:p text:style-name="P7"/>
      <text:p text:style-name="P7"/>
      <text:p text:style-name="P7"><text:soft-page-break/></text:p>
      <text:p text:style-name="P7"/>
      <text:p text:style-name="P7"/>
      <text:p text:style-name="P7">CLÁUSULA 3ª – FORMA DE PAGAMENTO</text:p>
      <text:p text:style-name="P15"><text:span text:style-name="T14">[VENCIMENTOS]</text:span></text:p>
      <text:p text:style-name="P8">.</text:p>
      <text:p text:style-name="P8">Multa por atraso 2%+0,83 mora diária </text:p>
      <text:p text:style-name="P8"/>
      <text:p text:style-name="P7">CLÁUSULA 4ª – CONTATAÇÃO DE SEGURO</text:p>
      <text:p text:style-name="P8">O<text:span text:style-name="T5"> CONTRANTANTE </text:span>poderá optar pela contratação do seguro dos móveis/objetos a serem transportados. Será cobrado 1% sobre o valor dos bens declarados e relacionado na Relação Analítica da cláusula 6ª, não estando incluso, avarias causadas por manuseio. A CONTRATADA e a SEGURADORA, quando assim for contratado, terão o direito de exigir prova do valor real do objeto segurado e havendo exagero na declaração da importância segurada, reduzi-la ao valor real acrescido ao Máximo de 25% do valor nos termos do Artigo 1437 e 1438, NCCB.</text:p>
      <text:p text:style-name="P8"><text:span text:style-name="T5">Fica entendido e ajustado, que qualquer indenização por força do presente contrato, somente passa a ter validade depois que houver o pagamento do premio</text:span>.</text:p>
      <text:p text:style-name="P8">Valor segurado contra roubo e acidente rodoviário. <text:span text:style-name="T14">[VALOR_SEGURO]</text:span></text:p>
      <text:p text:style-name="P7">CLÁUSULA 5ª – DA RESPONSABILIDADE E OBRIGAÇÃO DA CONTRATADA</text:p>
      <text:p text:style-name="P8">Responsabiliza-se pelo <text:s/>adequado manuseio dos móveis/objetos de propriedade do <text:s/><text:span text:style-name="T5">CONTRATANTE</text:span> enquanto estiver sob sua responsabilidade. Ressaltando que, não haja nenhum avaria dos móveis /objetos antes do manuseio.</text:p>
      <text:p text:style-name="P7">Em caso de ocorrência de avarias, o valor a ser ressarcido será avaliado mediante apresentação de Nota Fiscal de compra dos bens declarados na Cláusula 6ª deste Contrato, descontando o devido valor de depreciação do Bem, como tempo de uso, mofo, cupim, ricos, manchais outros defeitos ocorrentes e apresentação de </text:p>
      <text:p text:style-name="P8"><text:span text:style-name="T5">3 orçamento de avaliação para conserto no mercado</text:span>.</text:p>
      <text:p text:style-name="P8"><text:span text:style-name="T5">OBS: </text:span>A proponente não efetua montagem de moveis e mobílias previamente desmontadas por terceiros, bem como, não efetua desmontagem de moveis embutidos ou sob medida. </text:p>
      <text:p text:style-name="P8"><text:span text:style-name="T5">CARREGAMENTO/DESCARREGAMENTO: </text:span>Os serviços de manuseio, carregamento e descarregamento da mudança, serão efetuados por equipe especializada e treinada para essa operação. Caso haja proibição ao acesso do caminhão no local da entrega a despesa será do cliente salvo se orçado neste orçamento. Os serviços de movimentação serão feitos exclusivamente através dos meios normais de acesso ao imóvel, tais como portas, corredores, elevadores e demais acessos, não estando cotados neste orçamento, serviços especiais de içamento na origem/destino da Mudança, ou movimentação por escadas acima do 5º andar (exceto casa quando estará caracterizado como acesso normal) janelas, etc. salvo se orçado neste orçamento. Não montamos moveis no destino quando e transportado no sistema aproveitamento.</text:p>
      <text:p text:style-name="P8">A <text:span text:style-name="T5">CONTRATADA</text:span> também se responsabiliza por roubo e acidente que venha a ocorre durante a prestação de serviços prestados,desde que haja aceitação de contratação de seguro sobre o valor declarado dos bens assegurado pelo o <text:span text:style-name="T5">CONTRATANTE.</text:span></text:p>
      <text:p text:style-name="P8">Qualquer reclamação devera ser feita no momento da entrega e finalização dos serviços, visto não aceitarmos reclamações posteriores.</text:p>
      <text:p text:style-name="P7">NÃO RESPONSABILIZAMOS POR EMBALAGENS FEITAS PELO CLIENTE, TRANSORTE DE PERECIVEIS, ALIMENTAÇAODE QUALQUER NATUREZA, DOCUMENTOS, PRODUTOS DE LIMPEZA, BEBIDAS, ARMAS, OBJETOS DE VALORES E ASSEMELHADOS (CITADOS NA CLAUSULA SEGUINTE.).CASO OCORRA, E DE TOTAL RESPONSABILIDADE DO CONTRATANTE. </text:p>
      <text:p text:style-name="P7"/>
      <text:p text:style-name="P7"><text:soft-page-break/></text:p>
      <text:p text:style-name="P7"/>
      <text:p text:style-name="P7"/>
      <text:p text:style-name="P7">CLÁUSULA 6ª – DA RESPONSABILIDADE E OBRIGAÇAO DO CONTRATANTE</text:p>
      <text:p text:style-name="P8">Caso não seja possível a finalização de toda mudança/transporte local no mesmo dia,independente de qual seja o motivo,devera a <text:span text:style-name="T5">CONTRATANTE</text:span> pagar uma diária extra pela continuidade do trabalho.</text:p>
      <text:p text:style-name="P7">Informamos que não transportamos bebidas, armas de fogo, objetos de valores, como: dinheiro, joias, ouro, relógios, maquinas/câmeras fotográficas e digitais, documento de valores ou assemelhados.</text:p>
      <text:p text:style-name="P7">CLÁUSULA 7ª – DOS MOVEIS E OBJETOS</text:p>
      <text:p text:style-name="P8">Os moveis e objetos a serem transportados e armazenados estão relacionados no inventário que o mesmo será assinado pelo cliente e ficara em anexo a este contrato</text:p>
      <text:p text:style-name="P8"><text:span text:style-name="T5">CLÁUSULA 8</text:span><text:span text:style-name="T12">ª – DA RESCISAO</text:span></text:p>
      <text:p text:style-name="P8">O presente contrato será rescindido quando do termino e entrega efetiva da mercadoria ora transportada e aceitação geral de ambas as partes dos serviços aqui contratados. Caso a contratante desista dos serviços pagara multa de 20% sobres o valor do contrato. O presente instrumento poderá ser automaticamente rescindido cada uma das partes descumpra qualquer uma das cláusulas deste contrato.</text:p>
      <text:p text:style-name="P10">CLÁUSULA 9ª DO FORO</text:p>
      <text:p text:style-name="P8">De comum acordo o CONTRANTE e a CONTRATDA, elegem o modelo de ARBITRAGEM, por uma das câmaras arbitrais da capital do estado do Ceará, como único competente para dirimir quaisquer questões deste contrato, renunciando expressamente a qualquer outro, por mais privilegio que seja ou venha se tornar. E, por estarem assim justos e contratados, firma o presente instrumento, em duas de igual teor.</text:p>
      <text:p text:style-name="P9"><text:tab/><text:tab/></text:p>
      <text:p text:style-name="P9"/>
      <text:p text:style-name="P10">TERMO DE QUITAÇÃO DE PRESTAÇAO <text:s/>DE SERVIÇOS E ENTREGA DOS MOVEIS DE TRANSPORTE E GUARDA MOVEIS <text:s/>DO CONTRATO N° [OS_NUMERO]/[OS_ANO]</text:p>
      <text:p text:style-name="P8">Declaro para os devidos fins, ter recebido e conferido integralmente todos os itens contidos nesta Ordem de Serviços, não tendo nada a reclamar, atualmente e posteriormente. </text:p>
      <text:p text:style-name="P8"/>
      <text:p text:style-name="P8"/>
      <text:p text:style-name="P12">___________________________________</text:p>
      <text:p text:style-name="P12"><text:span text:style-name="T2"><text:s text:c="5"/></text:span>ASSINATURA DO CLIENT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urier New" svg:font-family="'Courier New'" style:font-family-generic="modern"/>
    <style:font-face style:name="Droid Sans Fallback1" svg:font-family="'Droid Sans Fallback'" style:font-pitch="variable"/>
    <style:font-face style:name="Lohit Hindi2" svg:font-family="'Lohit Hindi'" style:font-pitch="variable"/>
    <style:font-face style:name="Bookman Old Style" svg:font-family="'Bookman Old Sty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pt" fo:country="BR"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orphans="2" fo:widows="2" fo:hyphenation-ladder-count="no-limit" style:writing-mode="lr-tb"/>
      <style:text-properties style:use-window-font-color="true" style:font-name="Bookman Old Style" fo:font-size="8pt" fo:language="pt" fo:country="BR" style:font-name-asian="Calibri" style:font-size-asian="8pt" style:language-asian="zh" style:country-asian="CN" style:font-name-complex="Times New Roman" style:font-size-complex="8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Droid Sans Fallback1" style:font-size-asian="14pt" style:font-name-complex="Lohit Hindi2" style:font-size-complex="14pt"/>
    </style:style>
    <style:style style:name="Text_20_body" style:display-name="Text body" style:family="paragraph" style:parent-style-name="Standard" style:class="text">
      <style:paragraph-properties fo:margin-top="0cm" fo:margin-bottom="0cm" style:contextual-spacing="false" fo:line-height="100%" fo:text-align="justify" style:justify-single-word="false"/>
      <style:text-properties style:font-name="Tahoma" fo:font-size="12pt" style:font-name-asian="Times New Roman" style:font-size-asian="12pt" style:font-name-complex="Times New Roman" style:font-size-complex="10pt"/>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ing_20_5" style:display-name="Heading 5" style:family="paragraph" style:parent-style-name="Standard" style:next-style-name="Standard" style:default-outline-level="5" style:class="text">
      <style:paragraph-properties fo:margin-top="0cm" fo:margin-bottom="0cm" style:contextual-spacing="false" fo:line-height="100%" fo:text-align="end" style:justify-single-word="false" fo:keep-with-next="always"/>
      <style:text-properties fo:color="#ff6600" style:font-name="Tahoma" fo:font-size="10pt" fo:font-weight="bold" style:font-name-asian="Times New Roman" style:font-size-asian="10pt" style:font-weight-asian="bold" style:font-name-complex="Tahoma" style:font-size-complex="12pt" style:font-weight-complex="bold"/>
    </style:style>
    <style:style style:name="Texto_20_de_20_balão" style:display-name="Texto de balão" style:family="paragraph" style:parent-style-name="Standard">
      <style:paragraph-properties fo:margin-top="0cm" fo:margin-bottom="0cm" style:contextual-spacing="false" fo:line-height="100%"/>
      <style:text-properties style:font-name="Tahoma" style:font-name-complex="Tahoma"/>
    </style:style>
    <style:style style:name="Header" style:family="paragraph" style:parent-style-name="Standard" style:class="extra">
      <style:paragraph-properties fo:margin-top="0cm" fo:margin-bottom="0cm" style:contextual-spacing="false" fo:line-height="100%"/>
    </style:style>
    <style:style style:name="Footer" style:family="paragraph" style:parent-style-name="Standard" style:class="extra">
      <style:paragraph-properties fo:margin-top="0cm" fo:margin-bottom="0cm" style:contextual-spacing="false" fo:line-height="100%"/>
    </style:style>
    <style:style style:name="Parágrafo_20_da_20_Lista" style:display-name="Parágrafo da Lista" style:family="paragraph" style:parent-style-name="Standard">
      <style:paragraph-properties fo:margin="100%" fo:margin-left="1.27cm" fo:margin-right="0cm" fo:margin-top="0cm" fo:margin-bottom="0cm" style:contextual-spacing="true" fo:line-height="200%" fo:text-indent="0cm" style:auto-text-indent="false"/>
    </style:style>
    <style:style style:name="Corpo_20_de_20_texto_20_3" style:display-name="Corpo de texto 3" style:family="paragraph" style:parent-style-name="Standard">
      <style:paragraph-properties fo:margin-top="0cm" fo:margin-bottom="0.212cm" style:contextual-spacing="false"/>
      <style:text-properties style:font-name="Calibri" style:font-name-complex="Calibri"/>
    </style:style>
    <style:style style:name="Absatz-Standardschriftart" style:family="text"/>
    <style:style style:name="WW-Absatz-Standardschriftart" style:family="text"/>
    <style:style style:name="WW8Num3z0" style:family="text">
      <style:text-properties style:font-name="Symbol" style:font-name-asian="Calibri" style:font-name-complex="Tahoma"/>
    </style:style>
    <style:style style:name="WW8Num3z1" style:family="text">
      <style:text-properties style:font-name="Courier New" style:font-name-complex="Courier New"/>
    </style:style>
    <style:style style:name="WW8Num3z2" style:family="text">
      <style:text-properties style:font-name="Wingdings" style:font-name-complex="Wingdings"/>
    </style:style>
    <style:style style:name="WW8Num3z3" style:family="text">
      <style:text-properties style:font-name="Symbol" style:font-name-complex="Symbol"/>
    </style:style>
    <style:style style:name="Fonte_20_parág._20_padrão" style:display-name="Fonte parág. padrão" style:family="text"/>
    <style:style style:name="Texto_20_de_20_balão_20_Char" style:display-name="Texto de balão Char" style:family="text">
      <style:text-properties style:font-name="Tahoma" fo:font-size="8pt" style:font-size-asian="8pt" style:font-name-complex="Tahoma" style:font-size-complex="8pt"/>
    </style:style>
    <style:style style:name="Cabeçalho_20_Char" style:display-name="Cabeçalho Char" style:family="text" style:parent-style-name="Fonte_20_parág._20_padrão"/>
    <style:style style:name="Rodapé_20_Char" style:display-name="Rodapé Char" style:family="text" style:parent-style-name="Fonte_20_parág._20_padrão"/>
    <style:style style:name="Corpo_20_de_20_texto_20_Char" style:display-name="Corpo de texto Char" style:family="text">
      <style:text-properties style:font-name="Tahoma" fo:font-size="12pt" style:font-name-asian="Times New Roman" style:font-size-asian="12pt" style:font-name-complex="Times New Roman" style:font-size-complex="10pt"/>
    </style:style>
    <style:style style:name="Título_20_5_20_Char" style:display-name="Título 5 Char" style:family="text">
      <style:text-properties fo:color="#ff6600" style:font-name="Tahoma" fo:font-size="10pt" fo:font-weight="bold" style:font-name-asian="Times New Roman" style:font-size-asian="10pt" style:font-weight-asian="bold" style:font-name-complex="Tahoma" style:font-size-complex="12pt" style:font-weight-complex="bold"/>
    </style:style>
    <style:style style:name="Corpo_20_de_20_texto_20_3_20_Char" style:display-name="Corpo de texto 3 Char" style:family="text">
      <style:text-properties style:font-name="Calibri" style:font-name-complex="Calibri"/>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text-indent="-0.762cm" fo:margin-left="0.762cm"/>
        </style:list-level-properties>
      </text:outline-level-style>
      <text:outline-level-style text:level="2" style:num-format="">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name-asian="Bookman Old Style" style:font-name-complex="Bookman Old Style"/>
    </style:style>
    <style:style style:name="MP2" style:family="paragraph" style:parent-style-name="Footer">
      <style:paragraph-properties fo:text-align="center" style:justify-single-word="false"/>
      <style:text-properties fo:color="#808080" style:font-name="Arial" fo:font-size="9pt" style:font-size-asian="9pt" style:font-name-complex="Arial" style:font-size-complex="9pt"/>
    </style:style>
    <style:style style:name="MP3" style:family="paragraph" style:parent-style-name="Footer">
      <style:paragraph-properties fo:text-align="center" style:justify-single-word="false"/>
      <style:text-properties fo:color="#808080" style:font-name="Arial" fo:font-size="9pt" fo:language="en" fo:country="US" style:font-size-asian="9pt" style:font-name-complex="Arial" style:font-size-complex="9pt"/>
    </style:style>
    <style:style style:name="MP4" style:family="paragraph" style:parent-style-name="Footer">
      <style:paragraph-properties fo:text-align="center" style:justify-single-word="false"/>
      <style:text-properties fo:color="#808080" fo:language="en" fo:country="US"/>
    </style:style>
    <style:style style:name="MT1" style:family="text">
      <style:text-properties fo:language="zxx" fo:country="none" style:language-asian="zxx" style:country-asian="none"/>
    </style:style>
    <style:style style:name="MT2" style:family="text">
      <style:text-properties style:font-name-asian="Bookman Old Style" style:font-name-complex="Bookman Old Style"/>
    </style:style>
    <style:style style:name="MT3" style:family="text">
      <style:text-properties style:font-name-asian="Tahoma"/>
    </style:style>
    <style:style style:name="MT4" style:family="text">
      <style:text-properties fo:color="#e36c0a"/>
    </style:style>
    <style:style style:name="Mfr1" style:family="graphic" style:parent-style-name="Graphics">
      <style:graphic-properties fo:margin-left="0cm" fo:margin-right="0cm" style:vertical-pos="top" style:vertical-rel="baseline" fo:background-color="#ffffff" style:background-transparency="100%" fo:padding-left="0.256cm" fo:padding-right="0.256cm" fo:padding-top="0.129cm" fo:padding-bottom="0.129cm" fo:border="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1.001cm" fo:page-height="29.7cm" style:num-format="1" style:print-orientation="portrait" fo:margin-top="1cm" fo:margin-bottom="0.861cm" fo:margin-left="2cm" fo:margin-right="1.247cm" style:writing-mode="lr-tb" style:layout-grid-color="#c0c0c0" style:layout-grid-lines="43" style:layout-grid-base-height="0.635cm" style:layout-grid-ruby-height="0cm" style:layout-grid-mode="none" style:layout-grid-ruby-below="false" style:layout-grid-print="false" style:layout-grid-display="false" style:layout-grid-base-width="0.282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751cm" fo:margin-left="0cm" fo:margin-right="0cm" fo:margin-bottom="0.653cm" style:dynamic-spacing="true"/>
      </style:header-style>
      <style:footer-style>
        <style:header-footer-properties fo:min-height="0.099cm" fo:margin-left="0cm" fo:margin-right="0cm" fo:margin-top="0cm" style:dynamic-spacing="true"/>
      </style:footer-style>
    </style:page-layout>
    <style:page-layout style:name="Mpm2">
      <style:page-layout-properties fo:page-width="21.001cm" fo:page-height="29.7cm" style:num-format="1" style:print-orientation="portrait" fo:margin-top="1.752cm" fo:margin-bottom="0.96cm" fo:margin-left="2cm" fo:margin-right="1.247cm" style:writing-mode="lr-tb" style:layout-grid-color="#c0c0c0" style:layout-grid-lines="42" style:layout-grid-base-height="0.635cm" style:layout-grid-ruby-height="0cm" style:layout-grid-mode="none" style:layout-grid-ruby-below="false" style:layout-grid-print="false" style:layout-grid-display="false" style:layout-grid-base-width="0.282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Header"><text:span text:style-name="MT1"><draw:frame draw:style-name="Mfr1" draw:name="figuras1" text:anchor-type="as-char" svg:width="8.946cm" svg:height="1.09cm" draw:z-index="2"><draw:image xlink:href="Pictures/1000000000000425000000924F85EBB0.jpg" xlink:type="simple" xlink:show="embed" xlink:actuate="onLoad"/></draw:frame></text:span><text:span text:style-name="MT2"> <text:s text:c="28"/></text:span><text:span text:style-name="MT1"><draw:frame draw:style-name="Mfr1" draw:name="figuras2" text:anchor-type="as-char" svg:width="1.552cm" svg:height="0.953cm" draw:z-index="5"><draw:image xlink:href="Pictures/10000000000000B800000070E8186428.jpg" xlink:type="simple" xlink:show="embed" xlink:actuate="onLoad"/></draw:frame></text:span><text:span text:style-name="MT2"> <text:s text:c="4"/></text:span><text:span text:style-name="MT1"><draw:frame draw:style-name="Mfr1" draw:name="figuras3" text:anchor-type="as-char" svg:width="3.738cm" svg:height="0.949cm" draw:z-index="8"><draw:image xlink:href="Pictures/100000000000018700000061FAE4610B.jpg" xlink:type="simple" xlink:show="embed" xlink:actuate="onLoad"/></draw:frame></text:span><text:span text:style-name="MT2"> <text:s text:c="19"/></text:span></text:p>
        <text:p text:style-name="MP1"><text:s text:c="98"/></text:p>
      </style:header>
      <style:footer>
        <text:h text:style-name="Heading_20_5" text:outline-level="5"><text:span text:style-name="MT3"><text:s text:c="114"/></text:span><text:span text:style-name="MT4">_______________________________________________________________________________</text:span></text:h>
        <text:p text:style-name="MP2">Rua: Álvares Cabral, 919 <text:s/>– Bairro: Serrinha – CEP: 60741-200 - Fortaleza-Ce</text:p>
        <text:p text:style-name="MP2">85 3245.2585 email: comercial@smtransportadora.com.br</text:p>
        <text:p text:style-name="MP3">www.smtransportadora.com.br <text:s/></text:p>
        <text:p text:style-name="MP4"/>
      </style:footer>
    </style:master-page>
    <style:master-page style:name="First_20_Page" style:display-name="First Page" style:page-layout-name="Mpm2"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Ornaldo José Lisboa Leite</meta:initial-creator>
    <meta:creation-date>2015-04-27T13:43:00</meta:creation-date>
    <dc:creator>igor </dc:creator>
    <dc:date>2015-04-30T11:50:13</dc:date>
    <meta:print-date>2014-05-12T09:40:00</meta:print-date>
    <meta:editing-cycles>3</meta:editing-cycles>
    <meta:editing-duration>P23DT22H11M8S</meta:editing-duration>
    <meta:generator>LibreOffice/3.6$Linux_X86_64 LibreOffice_project/2ef5aff-a6fb0ff-166bdff-cf087ad-0f1389</meta:generator>
    <meta:document-statistic meta:table-count="0" meta:image-count="3" meta:object-count="0" meta:page-count="3" meta:paragraph-count="62" meta:word-count="962" meta:character-count="7042" meta:non-whitespace-character-count="5848"/>
    <meta:user-defined meta:name="Informações 1"/>
    <meta:user-defined meta:name="Informações 2"/>
    <meta:user-defined meta:name="Informações 3"/>
    <meta:user-defined meta:name="Informações 4"/>
  </office:meta>
</office:document-meta>
</file>